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10330102433801</text:p>
          </table:table-cell>
          <table:table-cell office:value-type="string" calcext:value-type="string">
            <text:p>2025-03-0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1944" calcext:value-type="float">
            <text:p>49.0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330102433801</text:p>
          </table:table-cell>
          <table:table-cell office:value-type="string" calcext:value-type="string">
            <text:p>2024-10-1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8704" calcext:value-type="float">
            <text:p>49.8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330102433801</text:p>
          </table:table-cell>
          <table:table-cell office:value-type="string" calcext:value-type="string">
            <text:p>2024-03-22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2864" calcext:value-type="float">
            <text:p>48.8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330102433801</text:p>
          </table:table-cell>
          <table:table-cell office:value-type="string" calcext:value-type="string">
            <text:p>2023-10-23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232" calcext:value-type="float">
            <text:p>49.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330102433801</text:p>
          </table:table-cell>
          <table:table-cell office:value-type="string" calcext:value-type="string">
            <text:p>2023-03-14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2008" calcext:value-type="float">
            <text:p>48.8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330102433801</text:p>
          </table:table-cell>
          <table:table-cell office:value-type="string" calcext:value-type="string">
            <text:p>2022-10-0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2008" calcext:value-type="float">
            <text:p>48.8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330102433801</text:p>
          </table:table-cell>
          <table:table-cell office:value-type="string" calcext:value-type="string">
            <text:p>2022-03-18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30256" calcext:value-type="float">
            <text:p>48.5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330102433801</text:p>
          </table:table-cell>
          <table:table-cell office:value-type="string" calcext:value-type="string">
            <text:p>2021-10-27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372" calcext:value-type="float">
            <text:p>48.8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330102433801</text:p>
          </table:table-cell>
          <table:table-cell office:value-type="string" calcext:value-type="string">
            <text:p>2021-03-1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4808" calcext:value-type="float">
            <text:p>48.3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330102433801</text:p>
          </table:table-cell>
          <table:table-cell office:value-type="string" calcext:value-type="string">
            <text:p>2020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2968" calcext:value-type="float">
            <text:p>48.8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3301024338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28504" calcext:value-type="float">
            <text:p>48.2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3301024338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80548" calcext:value-type="float">
            <text:p>48.58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3301024338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7144" calcext:value-type="float">
            <text:p>48.7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3301024338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52176" calcext:value-type="float">
            <text:p>48.6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3301024338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8896" calcext:value-type="float">
            <text:p>49.0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3301024338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014" calcext:value-type="float">
            <text:p>49.3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3301024338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67288" calcext:value-type="float">
            <text:p>49.1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3301024338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564" calcext:value-type="float">
            <text:p>48.9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3301024338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19104" calcext:value-type="float">
            <text:p>49.2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3301024338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004" calcext:value-type="float">
            <text:p>49.8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3301024338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17224" calcext:value-type="float">
            <text:p>49.4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3301024338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9416" calcext:value-type="float">
            <text:p>49.4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3301024338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44656" calcext:value-type="float">
            <text:p>49.4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3301024338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91672" calcext:value-type="float">
            <text:p>49.1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3301024338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0624" calcext:value-type="float">
            <text:p>49.9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3301024338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13536" calcext:value-type="float">
            <text:p>51.9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3301024338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89792" calcext:value-type="float">
            <text:p>49.3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3301024338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64112" calcext:value-type="float">
            <text:p>49.6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3301024338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77016" calcext:value-type="float">
            <text:p>49.2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3301024338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668" calcext:value-type="float">
            <text:p>49.6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3301024338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0248" calcext:value-type="float">
            <text:p>49.9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3301024338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35968" calcext:value-type="float">
            <text:p>50.0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3301024338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0624" calcext:value-type="float">
            <text:p>49.9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3301024338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26952" calcext:value-type="float">
            <text:p>49.5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3301024338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3568" calcext:value-type="float">
            <text:p>49.8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3301024338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72088" calcext:value-type="float">
            <text:p>49.4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3301024338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1664" calcext:value-type="float">
            <text:p>49.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3301024338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2632" calcext:value-type="float">
            <text:p>49.2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3301024338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7576" calcext:value-type="float">
            <text:p>49.9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3301024338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87656" calcext:value-type="float">
            <text:p>50.5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3301024338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152" calcext:value-type="float">
            <text:p>50.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3301024338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6288" calcext:value-type="float">
            <text:p>48.7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3301024338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778" calcext:value-type="float">
            <text:p>50.9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0" meta:object-count="0"/>
    <meta:user-defined meta:name="AppVersion">3.0</meta:user-defined>
  </office:meta>
</office:document-meta>
</file>